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1.85cm" fo:min-width="4.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4" style:family="graphic" style:parent-style-name="standard">
      <style:graphic-properties draw:stroke="none" svg:stroke-color="#000000" draw:fill="none" draw:fill-color="#ffffff" fo:min-height="3.9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2" draw:id="id2" draw:layer="layout" draw:type="line" svg:x1="1cm" svg:y1="1cm" svg:x2="1cm" svg:y2="19.973cm" svg:d="M1000 1000v18973" svg:viewBox="0 0 1 18974">
          <text:p/>
        </draw:connector>
        <draw:connector draw:style-name="gr1" draw:text-style-name="P1" draw:layer="layout" draw:type="line" svg:x1="7.005cm" svg:y1="19.973cm" svg:x2="22.005cm" svg:y2="19.973cm" draw:start-shape="id1" draw:start-glue-point="0" svg:d="M7005 19973h15000" svg:viewBox="0 0 15001 1">
          <text:p/>
        </draw:connector>
        <draw:connector draw:style-name="gr1" draw:text-style-name="P1" xml:id="id3" draw:id="id3" draw:layer="layout" draw:type="line" svg:x1="1cm" svg:y1="1cm" svg:x2="28.684cm" svg:y2="1cm" draw:start-shape="id2" draw:start-glue-point="2" svg:d="M1000 1000h27684" svg:viewBox="0 0 27685 1">
          <text:p/>
        </draw:connector>
        <draw:connector draw:style-name="gr1" draw:text-style-name="P1" xml:id="id4" draw:id="id4" draw:layer="layout" draw:type="line" svg:x1="28.684cm" svg:y1="1cm" svg:x2="28.684cm" svg:y2="20.005cm" draw:start-shape="id3" draw:start-glue-point="3" svg:d="M28684 1000v19005" svg:viewBox="0 0 1 19006">
          <text:p/>
        </draw:connector>
        <draw:connector draw:style-name="gr1" draw:text-style-name="P1" draw:layer="layout" draw:type="line" svg:x1="28.684cm" svg:y1="20.005cm" svg:x2="24.135cm" svg:y2="20.005cm" draw:start-shape="id4" draw:start-glue-point="3" svg:d="M28684 20005h-4549" svg:viewBox="0 0 4550 1">
          <text:p/>
        </draw:connector>
        <draw:connector draw:style-name="gr1" draw:text-style-name="P1" draw:layer="layout" draw:type="line" svg:x1="22.005cm" svg:y1="20.941cm" svg:x2="22.005cm" svg:y2="19.005cm" svg:d="M22005 20941v-1936" svg:viewBox="0 0 1 1937">
          <text:p/>
        </draw:connector>
        <draw:connector draw:style-name="gr1" draw:text-style-name="P1" draw:layer="layout" draw:type="line" svg:x1="24.135cm" svg:y1="20.941cm" svg:x2="24.135cm" svg:y2="19.037cm" svg:d="M24135 20941v-1904" svg:viewBox="0 0 1 1905">
          <text:p/>
        </draw:connector>
        <draw:custom-shape draw:style-name="gr2" draw:text-style-name="P2" draw:layer="layout" svg:width="4.7cm" svg:height="12.1cm" svg:x="24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cm" svg:height="1.2cm" svg:x="1cm" svg:y="1cm">
          <text:p text:style-name="P3">09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cm" svg:height="1.2cm" svg:x="1.9cm" svg:y="1cm">
          <text:p text:style-name="P3">10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0.2cm" svg:height="5.848cm" svg:x="10.582cm" svg:y="5.507cm">
          <draw:text-box>
            <text:p><text:span text:style-name="T1"><text:s text:c="2"/></text:span><text:span text:style-name="T1"><text:s text:c="2"/></text:span><text:span text:style-name="T1"><text:s text:c="2"/></text:span><text:span text:style-name="T1"><text:s text:c="2"/></text:span></text:p>
            <text:p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/></text:span><text:span text:style-name="T2">A</text:span><text:span text:style-name="T2">u</text:span><text:span text:style-name="T2">d</text:span><text:span text:style-name="T2">i</text:span><text:span text:style-name="T2">t</text:span><text:span text:style-name="T2">ó</text:span><text:span text:style-name="T2">r</text:span><text:span text:style-name="T2">i</text:span><text:span text:style-name="T2">o</text:span></text:p>
          </draw:text-box>
        </draw:frame>
        <draw:connector draw:style-name="gr1" draw:text-style-name="P1" xml:id="id5" draw:id="id5" draw:layer="layout" draw:type="line" svg:x1="4.005cm" svg:y1="20.941cm" svg:x2="4.005cm" svg:y2="19.005cm" svg:d="M4005 20941v-1936" svg:viewBox="0 0 1 1937">
          <text:p/>
        </draw:connector>
        <draw:connector draw:style-name="gr1" draw:text-style-name="P1" xml:id="id1" draw:id="id1" draw:layer="layout" draw:type="line" svg:x1="7.005cm" svg:y1="20.941cm" svg:x2="7.005cm" svg:y2="19.005cm" svg:d="M7005 20941v-1936" svg:viewBox="0 0 1 1937">
          <text:p/>
        </draw:connector>
        <draw:connector draw:style-name="gr1" draw:text-style-name="P1" draw:layer="layout" draw:type="line" svg:x1="4.005cm" svg:y1="19.973cm" svg:x2="1.036cm" svg:y2="20.005cm" draw:start-shape="id5" draw:start-glue-point="0" svg:d="M4005 19973l-2969 32" svg:viewBox="0 0 2970 33">
          <text:p/>
        </draw:connector>
        <draw:line draw:style-name="gr5" draw:text-style-name="P1" draw:layer="layout" svg:x1="3.5cm" svg:y1="1cm" svg:x2="3.5cm" svg:y2="5cm">
          <text:p/>
        </draw:line>
        <draw:line draw:style-name="gr5" draw:text-style-name="P1" draw:layer="layout" svg:x1="2.5cm" svg:y1="5cm" svg:x2="3.5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7-04T08:52:32.190544806</meta:creation-date>
    <dc:date>2017-08-11T13:57:27.775832958</dc:date>
    <meta:editing-duration>PT20M38S</meta:editing-duration>
    <meta:editing-cycles>2</meta:editing-cycles>
    <meta:generator>LibreOffice/5.1.6.2$Linux_X86_64 LibreOffice_project/10m0$Build-2</meta:generator>
    <meta:document-statistic meta:object-count="16"/>
  </office:meta>
</office:document-meta>
</file>